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2">
      <style:paragraph-properties fo:margin-left="0in" fo:margin-right="0in" fo:line-height="100%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left="0in" fo:margin-right="0in" fo:margin-top="0.1972in" fo:margin-bottom="0in" loext:contextual-spacing="false" fo:line-height="100%" fo:text-indent="0.2083in" style:auto-text-indent="false"/>
    </style:style>
    <style:style style:name="P4" style:family="paragraph" style:parent-style-name="Standard">
      <style:paragraph-properties fo:margin-left="0in" fo:margin-right="0in" fo:line-height="100%" fo:text-indent="0.2083in" style:auto-text-indent="false"/>
    </style:style>
    <style:style style:name="P5" style:family="paragraph" style:parent-style-name="Standard">
      <style:paragraph-properties fo:margin-left="0in" fo:margin-right="0in" fo:margin-top="0.1181in" fo:margin-bottom="0in" loext:contextual-spacing="false" fo:line-height="100%" fo:text-indent="0.2083in" style:auto-text-indent="false"/>
    </style:style>
    <style:style style:name="P6" style:family="paragraph" style:parent-style-name="Standard">
      <style:paragraph-properties fo:margin-left="0in" fo:margin-right="0in" fo:margin-top="0.0783in" fo:margin-bottom="0in" loext:contextual-spacing="false" fo:line-height="100%" fo:text-indent="0.2083in" style:auto-text-indent="false"/>
    </style:style>
    <style:style style:name="P7" style:family="paragraph" style:parent-style-name="Standard">
      <style:paragraph-properties fo:margin-left="0in" fo:margin-right="0in" fo:margin-top="0.0417in" fo:margin-bottom="0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line-height="100%" fo:text-indent="0in" style:auto-text-indent="false"/>
    </style:style>
    <style:style style:name="P9" style:family="paragraph" style:parent-style-name="Title" style:master-page-name="Standard">
      <style:paragraph-properties fo:margin-left="0in" fo:margin-right="0in" fo:line-height="100%" fo:text-indent="0in" style:auto-text-indent="false" style:page-number="auto"/>
    </style:style>
    <style:style style:name="P10" style:family="paragraph" style:parent-style-name="author">
      <style:paragraph-properties fo:margin-left="0in" fo:margin-right="0in" fo:line-height="100%" fo:text-indent="0.2083in" style:auto-text-indent="false"/>
    </style:style>
    <style:style style:name="T1" style:family="text">
      <style:text-properties style:font-name="Courier New"/>
    </style:style>
    <style:style style:name="T2" style:family="text">
      <style:text-properties style:font-name="Times New Roman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orecasts for 2020-06-15</text:p>
      <text:p text:style-name="P10">Your names here: </text:p>
      <text:p text:style-name="P10"/>
      <text:p text:style-name="P3">The data for resolution will be gathered on 2020-06-15 at 20:00 Central European Time. Intervals are inclusive.</text:p>
      <text:p text:style-name="P1">COVID-19</text:p>
      <text:p text:style-name="P7">Total numbers up to resolution time, resolved using <text:a xlink:type="simple" xlink:href="https://plague.com/" text:style-name="Standard" text:visited-style-name="Standard"><text:span text:style-name="T1">https://plague.com</text:span></text:a>.</text:p>
      <text:p text:style-name="P4">Number of cases worldwide?</text:p>
      <text:p text:style-name="P8">95% confidence interval: </text:p>
      <text:p text:style-name="P8">66% confidence interval: </text:p>
      <text:p text:style-name="P5">Number of deaths worldwide?</text:p>
      <text:p text:style-name="P8">95% confidence interval: </text:p>
      <text:p text:style-name="P8">66% confidence interval: </text:p>
      <text:p text:style-name="P1">World Population</text:p>
      <text:p text:style-name="P7">Resolved using <text:a xlink:type="simple" xlink:href="https://www.worldometers.info/world-population/" text:style-name="Standard" text:visited-style-name="Standard"><text:span text:style-name="T1">https://www.worldometers.info/world-population/</text:span></text:a>.</text:p>
      <text:p text:style-name="P5">How many humans will be alive by resolution date?</text:p>
      <text:p text:style-name="P8">95% confidence interval: </text:p>
      <text:p text:style-name="P8">66% confidence interval: </text:p>
      <text:p text:style-name="P1">German Unemployment</text:p>
      <text:p text:style-name="P7">Resolved using <text:a xlink:type="simple" xlink:href="https://www.arbeitsagentur.de/news/arbeitsmarkt-2020" text:style-name="Standard" text:visited-style-name="Standard"><text:span text:style-name="T1">https://www.arbeitsagentur.de/news/arbeitsmarkt-2020</text:span></text:a> (Table row "Arbeitslosenquoten bezogen auf: Alle zivilen Erwerbspersonen insgesamt", column "Mai absolut", or, if not available, "April absolut").</text:p>
      <text:p text:style-name="P6">What will the unemployment rate in Germany be on resolution date?</text:p>
      <text:p text:style-name="P8">95% confidence interval: </text:p>
      <text:p text:style-name="P8">66% confidence interval: </text:p>
      <text:p text:style-name="P1">Dow Jones</text:p>
      <text:p text:style-name="P7">Resolved using <text:a xlink:type="simple" xlink:href="https://www.marketwatch.com/investing/index/djia" text:style-name="Standard" text:visited-style-name="Standard"><text:span text:style-name="T1">https://www.marketwatch.com/investing/index/djia</text:span></text:a>.</text:p>
      <text:p text:style-name="P5">On resolution date, the Dow Jones will be (give probabilities):</text:p>
      <text:p text:style-name="P8">Below or equal to 20000: </text:p>
      <text:p text:style-name="P8">Between 20001 and 22500: </text:p>
      <text:p text:style-name="P8">Between 22501 and 25000: </text:p>
      <text:p text:style-name="P8">Between 25001 and 27500: </text:p>
      <text:p text:style-name="P8">Between 27501 and 30000: </text:p>
      <text:p text:style-name="P8">Above 30000: </text:p>
      <text:p text:style-name="P1">EA Munich Orga Team</text:p>
      <text:p text:style-name="P7">How many people will be at the EA Munich Orga Team Meeting on 2020-05-19 in person (give probabilities)?</text:p>
      <text:p text:style-name="P8">Won’t take place: </text:p>
      <text:p text:style-name="P8">≤2: </text:p>
      <text:p text:style-name="P8">3: </text:p>
      <text:p text:style-name="P8">4: </text:p>
      <text:p text:style-name="P8">5: </text:p>
      <text:p text:style-name="P8">6: </text:p>
      <text:p text:style-name="P8">≥7: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0pt" style:font-name-asian="Arial" style:font-family-asian="Arial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text-indent="-0.1965in" style:auto-text-indent="false">
        <style:tab-stops>
          <style:tab-stop style:position="0.1965in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art" style:family="paragraph" style:parent-style-name="Standard" style:default-outline-level="">
      <style:paragraph-properties fo:margin-top="0.1665in" fo:margin-bottom="0.0835in" loext:contextual-spacing="false" fo:text-align="center" style:justify-single-word="false" fo:keep-with-next="always"/>
      <style:text-properties fo:font-size="20pt" fo:font-weight="bold" style:font-size-asian="20pt" style:font-weight-asian="bold"/>
    </style:style>
    <style:style style:name="Heading_20_1" style:display-name="Heading 1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20pt" fo:font-weight="bold" style:font-size-asian="20pt" style:font-weight-asian="bold"/>
    </style:style>
    <style:style style:name="Heading_20_2" style:display-name="Heading 2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3" style:display-name="Heading 3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Heading_20_4" style:display-name="Heading 4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Heading_20_6" style:display-name="Heading 6" style:family="paragraph" style:parent-style-name="Standard" style:default-outline-level="" style:class="text">
      <style:paragraph-properties fo:margin-top="0.1665in" fo:margin-bottom="0.0835in" loext:contextual-spacing="false" fo:text-align="start" style:justify-single-word="false" fo:keep-with-next="always"/>
      <style:text-properties fo:font-size="12pt" fo:font-weight="bold" style:font-size-asian="12pt" style:font-weight-asian="bold"/>
    </style:style>
    <style:style style:name="rightpar" style:family="paragraph" style:parent-style-name="Standard" style:default-outline-level="">
      <style:paragraph-properties fo:margin-top="0.0835in" fo:margin-bottom="0.0835in" loext:contextual-spacing="false" fo:text-align="end" style:justify-single-word="false" fo:keep-together="always"/>
    </style:style>
    <style:style style:name="centerpar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/>
    </style:style>
    <style:style style:name="equa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Alig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Align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Array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equationArrayNu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theorem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bitmapCenter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Title" style:family="paragraph" style:parent-style-name="Standard" style:default-outline-level="" style:class="chapter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author" style:family="paragraph" style:parent-style-name="Standard" style:default-outline-level="">
      <style:paragraph-properties fo:margin-top="0in" fo:margin-bottom="0.0835in" loext:contextual-spacing="false" fo:text-align="center" style:justify-single-word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text-align="start" style:justify-single-word="false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aption" style:family="paragraph" style:parent-style-name="Standard" style:default-outline-level="">
      <style:paragraph-properties fo:margin-top="0.0835in" fo:margin-bottom="0.0835in" loext:contextual-spacing="false" fo:text-align="start" style:justify-single-word="false" fo:keep-together="always"/>
    </style:style>
    <style:style style:name="Figur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/>
    </style:style>
    <style:style style:name="Table" style:family="paragraph" style:parent-style-name="Standard" style:default-outline-level="" style:class="extra">
      <style:paragraph-properties fo:margin-top="0.0835in" fo:margin-bottom="0in" loext:contextual-spacing="false" fo:text-align="center" style:justify-single-word="false" fo:keep-together="always"/>
    </style:style>
    <style:style style:name="Tabular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/>
    </style:style>
    <style:style style:name="Tabbing" style:family="paragraph" style:parent-style-name="Standard" style:default-outline-level="">
      <style:paragraph-properties fo:margin-top="0.0835in" fo:margin-bottom="0in" loext:contextual-spacing="false" fo:text-align="center" style:justify-single-word="false" fo:keep-together="always"/>
    </style:style>
    <style:style style:name="Quote" style:family="paragraph" style:parent-style-name="Standard" style:default-outline-level="">
      <style:paragraph-properties fo:margin-left="0.711in" fo:margin-right="0.711in" fo:text-indent="0.2362in" style:auto-text-indent="false"/>
    </style:style>
    <style:style style:name="verbatim" style:family="paragraph" style:default-outline-level="">
      <style:paragraph-properties fo:text-align="start" style:justify-single-word="false" fo:orphans="2" fo:widows="2"/>
      <style:text-properties style:font-name="Courier New" fo:font-family="'Courier New'" style:font-family-generic="roman" style:font-pitch="variable" fo:font-size="10pt" style:font-name-asian="Arial" style:font-family-asian="Arial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2pt"/>
    </style:style>
    <style:style style:name="List_20_1" style:display-name="List 1" style:family="paragraph" style:parent-style-name="Standard" style:default-outline-level="" style:class="list">
      <style:paragraph-properties fo:margin-left="0.1965in" fo:margin-right="0in" fo:margin-top="0in" fo:margin-bottom="0.0835in" loext:contextual-spacing="false" fo:text-align="start" style:justify-single-word="false" fo:text-indent="-0.1965in" style:auto-text-indent="false">
        <style:tab-stops>
          <style:tab-stop style:position="0.1965in"/>
        </style:tab-stops>
      </style:paragraph-properties>
    </style:style>
    <style:style style:name="latex_20_picture" style:display-name="latex pict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/>
    </style:style>
    <style:style style:name="subfigure" style:family="paragraph" style:parent-style-name="Standard" style:default-outline-level="">
      <style:paragraph-properties fo:margin-top="0.0835in" fo:margin-bottom="0.0835in" loext:contextual-spacing="false" fo:text-align="center" style:justify-single-word="false" fo:keep-together="always"/>
    </style:style>
    <style:style style:name="bib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fo:font-size="16pt" fo:font-weight="bold" style:font-size-asian="16pt" style:font-weight-asian="bold"/>
    </style:style>
    <style:style style:name="bibitem" style:family="paragraph" style:parent-style-name="Standard" style:default-outline-level="">
      <style:paragraph-properties fo:margin-left="0.3937in" fo:margin-right="0in" fo:margin-top="0in" fo:margin-bottom="0in" loext:contextual-spacing="false" fo:text-align="start" style:justify-single-word="false" fo:text-indent="-0.3937in" style:auto-text-indent="false"/>
    </style:style>
    <style:style style:name="endnotes" style:family="paragraph" style:parent-style-name="Standard" style:default-outline-level="">
      <style:paragraph-properties fo:margin-left="0.1965in" fo:margin-right="0in" fo:margin-top="0in" fo:margin-bottom="0.0835in" loext:contextual-spacing="false" fo:text-align="start" style:justify-single-word="false" fo:text-indent="-0.1965in" style:auto-text-indent="false">
        <style:tab-stops>
          <style:tab-stop style:position="0.1965in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left="0.2756in" fo:margin-right="0in" fo:text-align="start" style:justify-single-word="false" fo:text-indent="-0.0783in" style:auto-text-indent="false"/>
    </style:style>
    <style:style style:name="Endnote" style:family="paragraph" style:parent-style-name="Standard" style:default-outline-level="" style:class="extra">
      <style:paragraph-properties fo:margin-left="0.3154in" fo:margin-right="0in" fo:text-indent="-0.1181in" style:auto-text-indent="false"/>
    </style:style>
    <style:style style:name="acronym" style:family="paragraph" style:parent-style-name="Standard" style:default-outline-level="">
      <style:paragraph-properties fo:margin-top="0.0417in" fo:margin-bottom="0.0417in" loext:contextual-spacing="false" fo:text-align="start" style:justify-single-word="false" fo:keep-with-next="always"/>
    </style:style>
    <style:style style:name="abstract_20_title" style:display-name="abstract title" style:family="paragraph" style:parent-style-name="Standard" style:default-outline-level="">
      <style:paragraph-properties fo:margin-top="0in" fo:margin-bottom="0.0835in" loext:contextual-spacing="false" fo:text-align="center" style:justify-single-word="false"/>
      <style:text-properties fo:font-weight="bold" style:font-weight-asian="bold"/>
    </style:style>
    <style:style style:name="abstract" style:family="paragraph" style:parent-style-name="Standard" style:default-outline-level="">
      <style:paragraph-properties fo:margin-left="0.711in" fo:margin-right="0.711in" fo:text-indent="0.2362in" style:auto-text-indent="false"/>
    </style:style>
    <style:style style:name="contents_5f_heading" style:display-name="contents_heading" style:family="paragraph" style:parent-style-name="Standard" style:default-outline-level="">
      <style:paragraph-properties fo:margin-top="0.1665in" fo:margin-bottom="0.0835in" loext:contextual-spacing="false" fo:text-align="start" style:justify-single-word="false" fo:keep-with-next="always"/>
      <style:text-properties fo:font-weight="bold" style:font-weight-asian="bold"/>
    </style:style>
    <style:style style:name="Contents_20_1" style:display-name="Contents 1" style:family="paragraph" style:parent-style-name="Standard" style:default-outline-level="" style:class="index">
      <style:paragraph-properties fo:margin-left="0.2953in" fo:margin-right="0in" fo:margin-top="0.1665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Standard" style:default-outline-level="" style:class="index">
      <style:paragraph-properties fo:margin-left="0.355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class="index">
      <style:paragraph-properties fo:margin-left="0.711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default-outline-level="" style:class="index">
      <style:paragraph-properties fo:margin-left="1.0665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default-outline-level="" style:class="index">
      <style:paragraph-properties fo:margin-left="1.422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default-outline-level="" style:class="index">
      <style:paragraph-properties fo:margin-left="1.778in" fo:margin-right="0in" fo:margin-top="0.0417in" fo:margin-bottom="0.0417in" loext:contextual-spacing="false" fo:text-align="start" style:justify-single-word="false" fo:text-indent="0in" style:auto-text-indent="false" fo:keep-with-next="always">
        <style:tab-stops>
          <style:tab-stop style:position="5.7098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T1" style:family="text">
      <style:text-properties style:font-name="Times New Roman" fo:font-size="10pt" style:font-size-asian="10pt"/>
    </style:style>
    <style:page-layout style:name="Mpm1">
      <style:page-layout-properties fo:page-width="8.528in" fo:page-height="11.0417in" style:num-format="1" style:print-orientation="portrait" fo:margin-top="0.2508in" fo:margin-bottom="0.5in" fo:margin-left="0.5016in" fo:margin-right="0.5016in" style:writing-mode="lr-tb" style:layout-grid-color="#c0c0c0" style:layout-grid-lines="26135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Original file was forecasts.tex</dc:title>
    <dc:description>Created using latex2rtf 2.3.17 r1261 (released March 28, 2018) on Thu May 14 18:20:14 2020</dc:description>
    <meta:document-statistic meta:table-count="0" meta:image-count="0" meta:object-count="0" meta:page-count="1" meta:paragraph-count="40" meta:word-count="183" meta:character-count="1346" meta:non-whitespace-character-count="1181"/>
    <meta:generator>LibreOffice/6.4.1.2$Linux_X86_64 LibreOffice_project/40$Build-2</meta:generator>
  </office:meta>
</office:document-meta>
</file>